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7LED" svg:font-family="7LE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3.2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.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5.2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3.7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4.7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Linienspitzen_20_7" draw:marker-end-width="0.3cm" draw:fill="none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draw:marker-end="Linienspitzen_20_9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Linienspitzen_20_12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2.547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876cm" fo:min-width="2.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06cm" fo:min-width="2.704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Linienspitzen_20_22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26" style:family="graphic" style:parent-style-name="objectwithoutfill">
      <style:graphic-properties draw:marker-end="Linienspitzen_20_27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1.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cm" fo:min-width="2.876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Linienspitzen_20_39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30" style:family="graphic" style:parent-style-name="objectwithoutfill">
      <style:graphic-properties draw:marker-end="Linienspitzen_20_40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31" style:family="graphic" style:parent-style-name="objectwithoutfill">
      <style:graphic-properties draw:marker-end="Linienspitzen_20_41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2.5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Linienspitzen_20_42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35" style:family="graphic" style:parent-style-name="objectwithoutfill">
      <style:graphic-properties draw:marker-end="Linienspitzen_20_43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2.672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Linienspitzen_20_44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38" style:family="graphic" style:parent-style-name="objectwithoutfill">
      <style:graphic-properties draw:marker-end="Linienspitzen_20_45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82cm" fo:min-width="2.329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Linienspitzen_20_46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41" style:family="graphic" style:parent-style-name="objectwithoutfill">
      <style:graphic-properties draw:marker-end="Linienspitzen_20_47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42" style:family="graphic" style:parent-style-name="objectwithoutfill">
      <style:graphic-properties draw:marker-end="Linienspitzen_20_48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43" style:family="graphic" style:parent-style-name="objectwithoutfill">
      <style:graphic-properties draw:marker-end="Linienspitzen_20_49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286cm" fo:min-width="0.036cm" loext:decorative="false"/>
    </style:style>
    <style:style style:name="gr45" style:family="graphic" style:parent-style-name="objectwithoutfill">
      <style:graphic-properties draw:marker-end="Linienspitzen_20_50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46" style:family="graphic" style:parent-style-name="objectwithoutfill">
      <style:graphic-properties draw:marker-end="Linienspitzen_20_51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.704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Linienspitzen_20_52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49" style:family="graphic" style:parent-style-name="objectwithoutfill">
      <style:graphic-properties draw:marker-end="Linienspitzen_20_53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0" style:family="graphic" style:parent-style-name="objectwithoutfill">
      <style:graphic-properties draw:marker-end="Linienspitzen_20_54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1" style:family="graphic" style:parent-style-name="objectwithoutfill">
      <style:graphic-properties draw:marker-end="Linienspitzen_20_55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632cm" fo:min-width="2.126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Linienspitzen_20_58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54" style:family="graphic" style:parent-style-name="objectwithoutfill">
      <style:graphic-properties draw:marker-end="Linienspitzen_20_59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5" style:family="graphic" style:parent-style-name="objectwithoutfill">
      <style:graphic-properties draw:marker-end="Linienspitzen_20_60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6" style:family="graphic" style:parent-style-name="objectwithoutfill">
      <style:graphic-properties draw:marker-end="Linienspitzen_20_61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632cm" fo:min-width="1.75cm" style:writing-mode="lr-tb" loext:decorative="false"/>
      <style:paragraph-properties style:writing-mode="lr-tb"/>
    </style:style>
    <style:style style:name="gr58" style:family="graphic" style:parent-style-name="objectwithoutfill">
      <style:graphic-properties draw:marker-end="Linienspitzen_20_62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59" style:family="graphic" style:parent-style-name="objectwithoutfill">
      <style:graphic-properties draw:marker-end="Linienspitzen_20_63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60" style:family="graphic" style:parent-style-name="objectwithoutfill">
      <style:graphic-properties draw:marker-end="Linienspitzen_20_64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61" style:family="graphic" style:parent-style-name="objectwithoutfill">
      <style:graphic-properties draw:marker-end="Linienspitzen_20_65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62" style:family="graphic" style:parent-style-name="objectwithoutfill">
      <style:graphic-properties draw:marker-end="Linienspitzen_20_66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63" style:family="graphic" style:parent-style-name="objectwithoutfill">
      <style:graphic-properties draw:marker-end="Linienspitzen_20_67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64" style:family="graphic" style:parent-style-name="standard">
      <style:graphic-properties draw:textarea-horizontal-align="justify" draw:textarea-vertical-align="middle" draw:auto-grow-height="false" fo:min-height="0.25cm" fo:min-width="2.797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end="Linienspitzen_20_68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66" style:family="graphic" style:parent-style-name="objectwithoutfill">
      <style:graphic-properties draw:marker-end="Linienspitzen_20_69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67" style:family="graphic" style:parent-style-name="objectwithoutfill">
      <style:graphic-properties draw:marker-end="Linienspitzen_20_70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68" style:family="graphic" style:parent-style-name="objectwithoutfill">
      <style:graphic-properties draw:marker-end="Linienspitzen_20_73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69" style:family="graphic" style:parent-style-name="objectwithoutfill">
      <style:graphic-properties draw:marker-end="Linienspitzen_20_74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70" style:family="graphic" style:parent-style-name="standard">
      <style:graphic-properties draw:textarea-horizontal-align="justify" draw:textarea-vertical-align="middle" draw:auto-grow-height="false" fo:min-height="0.75cm" fo:min-width="2.126cm" style:writing-mode="lr-tb" loext:decorative="false"/>
      <style:paragraph-properties style:writing-mode="lr-tb"/>
    </style:style>
    <style:style style:name="gr71" style:family="graphic" style:parent-style-name="objectwithoutfill">
      <style:graphic-properties draw:marker-end="Linienspitzen_20_77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72" style:family="graphic" style:parent-style-name="objectwithoutfill">
      <style:graphic-properties draw:marker-end="Linienspitzen_20_80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73" style:family="graphic" style:parent-style-name="objectwithoutfill">
      <style:graphic-properties draw:marker-end="Linienspitzen_20_82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74" style:family="graphic" style:parent-style-name="objectwithoutfill">
      <style:graphic-properties draw:marker-end="Linienspitzen_20_83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75" style:family="graphic" style:parent-style-name="objectwithoutfill">
      <style:graphic-properties draw:marker-end="Linienspitzen_20_84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644cm" fo:min-width="1.876cm" style:writing-mode="lr-tb" loext:decorative="false"/>
      <style:paragraph-properties style:writing-mode="lr-tb"/>
    </style:style>
    <style:style style:name="gr77" style:family="graphic" style:parent-style-name="objectwithoutfill">
      <style:graphic-properties draw:marker-end="Linienspitzen_20_85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</style:style>
    <style:style style:name="gr78" style:family="graphic" style:parent-style-name="objectwithoutfill">
      <style:graphic-properties draw:marker-end="Linienspitzen_20_86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79" style:family="graphic" style:parent-style-name="objectwithoutfill">
      <style:graphic-properties draw:marker-end="Linienspitzen_20_87" draw:marker-end-width="0.3cm" draw:fill="none" draw:textarea-vertical-align="middle" draw:start-line-spacing-horizontal="0.2cm" draw:start-line-spacing-vertical="0.2cm" draw:end-line-spacing-horizontal="0.2cm" draw:end-line-spacing-vertical="0.2cm" loext:decorative="false"/>
      <style:paragraph-properties style:writing-mode="lr-tb"/>
    </style:style>
    <style:style style:name="gr80" style:family="graphic" style:parent-style-name="objectwithoutfill">
      <style:graphic-properties draw:marker-end="Linienspitzen_20_89" draw:marker-end-width="0.3cm" draw:fill="none" draw:textarea-vertical-align="middle" loext:decorative="false"/>
      <style:paragraph-properties style:writing-mode="lr-tb"/>
    </style:style>
    <style:style style:name="gr81" style:family="graphic" style:parent-style-name="objectwithoutfill">
      <style:graphic-properties draw:marker-end="Linienspitzen_20_90" draw:marker-end-width="0.3cm" draw:fill="none" draw:textarea-vertical-align="middle" loext:decorative="false"/>
      <style:paragraph-properties style:writing-mode="lr-tb"/>
    </style:style>
    <style:style style:name="gr82" style:family="graphic" style:parent-style-name="objectwithoutfill">
      <style:graphic-properties draw:marker-end="Linienspitzen_20_91" draw:marker-end-width="0.3cm" draw:fill="none" draw:textarea-vertical-align="middle" loext:decorative="false"/>
      <style:paragraph-properties style:writing-mode="lr-tb"/>
    </style:style>
    <style:style style:name="gr83" style:family="graphic" style:parent-style-name="objectwithoutfill">
      <style:graphic-properties draw:marker-end="Linienspitzen_20_92" draw:marker-end-width="0.3cm" draw:fill="none" draw:textarea-vertical-align="middle" loext:decorative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marker-end="Linienspitzen_20_93" draw:marker-end-width="0.3cm" draw:fill="none" draw:textarea-vertical-align="middle" loext:decorative="false"/>
      <style:paragraph-properties style:writing-mode="lr-tb"/>
    </style:style>
    <style:style style:name="gr86" style:family="graphic" style:parent-style-name="objectwithoutfill">
      <style:graphic-properties draw:marker-end="Linienspitzen_20_94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Linienspitzen_20_95" draw:marker-end-width="0.3cm" draw:fill="none" draw:textarea-vertical-align="middle" loext:decorative="false"/>
      <style:paragraph-properties style:writing-mode="lr-tb"/>
    </style:style>
    <style:style style:name="gr88" style:family="graphic" style:parent-style-name="objectwithoutfill">
      <style:graphic-properties draw:marker-end="Linienspitzen_20_96" draw:marker-end-width="0.3cm" draw:fill="none" draw:textarea-vertical-align="middle" loext:decorative="false"/>
      <style:paragraph-properties style:writing-mode="lr-tb"/>
    </style:style>
    <style:style style:name="gr89" style:family="graphic" style:parent-style-name="objectwithoutfill">
      <style:graphic-properties draw:marker-end="Linienspitzen_20_99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text-properties style:font-name="7LE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end"/>
      <style:text-properties fo:font-size="12pt"/>
    </style:style>
    <style:style style:name="P15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font-name="7LE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9" draw:id="id19" draw:layer="layout" svg:width="3cm" svg:height="0.75cm" svg:x="10.343cm" svg:y="1.512cm">
          <text:p text:style-name="P1"><text:span text:style-name="T1">PowerOff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75cm" svg:height="0.75cm" svg:x="9.593cm" svg:y="5.012cm">
          <text:p text:style-name="P1"><text:span text:style-name="T1">ShowVersion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25cm" svg:height="0.75cm" svg:x="19.843cm" svg:y="10.25cm">
          <text:p text:style-name="P1"><text:span text:style-name="T1">NoTimeYet (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5.75cm" svg:height="0.75cm" svg:x="8.093cm" svg:y="19.298cm">
          <text:p text:style-name="P1"><text:span text:style-name="T1">RunClockNoAlarmSet (3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3.75cm" svg:height="0.75cm" svg:x="6.843cm" svg:y="28.548cm">
          <text:p text:style-name="P1"><text:span text:style-name="T1">AdjustTimeHr (7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xml:id="id2" draw:id="id2" draw:layer="layout" svg:width="2.5cm" svg:height="0.895cm" svg:x="14.093cm" svg:y="4.867cm">
          <draw:text-box>
            <text:p><text:span text:style-name="T2">1031b</text:span></text:p>
          </draw:text-box>
        </draw:frame>
        <draw:frame draw:style-name="gr6" draw:text-style-name="P3" xml:id="id4" draw:id="id4" draw:layer="layout" svg:width="2.5cm" svg:height="1cm" svg:x="23.843cm" svg:y="9.75cm">
          <draw:text-box>
            <text:p><text:span text:style-name="T2">777</text:span><text:span text:style-name="T2">7c</text:span></text:p>
          </draw:text-box>
        </draw:frame>
        <draw:frame draw:style-name="gr5" draw:text-style-name="P3" xml:id="id6" draw:id="id6" draw:layer="layout" svg:width="2.5cm" svg:height="0.895cm" svg:x="14.843cm" svg:y="18.403cm">
          <draw:text-box>
            <text:p><text:span text:style-name="T2">1</text:span><text:span text:style-name="T2">2</text:span><text:span text:style-name="T2">3</text:span><text:span text:style-name="T2">4</text:span><text:span text:style-name="T2">c</text:span></text:p>
          </draw:text-box>
        </draw:frame>
        <draw:frame draw:style-name="gr6" draw:text-style-name="P3" xml:id="id8" draw:id="id8" draw:layer="layout" svg:width="2.5cm" svg:height="1cm" svg:x="11.343cm" svg:y="28.298cm">
          <draw:text-box>
            <text:p><text:span text:style-name="T2">12</text:span><text:span text:style-name="T2">77</text:span><text:span text:style-name="T2">c</text:span></text:p>
          </draw:text-box>
        </draw:frame>
        <draw:connector draw:style-name="gr7" draw:text-style-name="P4" draw:layer="layout" draw:type="line" svg:x1="13.343cm" svg:y1="5.387cm" svg:x2="14.093cm" svg:y2="5.314cm" draw:start-shape="id1" draw:start-glue-point="7" draw:end-shape="id2" draw:end-glue-point="3" svg:d="M13343 5387l750-73" svg:viewBox="0 0 751 74">
          <text:p/>
        </draw:connector>
        <draw:connector draw:style-name="gr8" draw:text-style-name="P4" draw:layer="layout" draw:type="line" svg:x1="23.093cm" svg:y1="10.625cm" svg:x2="23.843cm" svg:y2="10.25cm" draw:start-shape="id3" draw:start-glue-point="7" draw:end-shape="id4" draw:end-glue-point="3" svg:d="M23093 10625l750-375" svg:viewBox="0 0 751 376">
          <text:p/>
        </draw:connector>
        <draw:connector draw:style-name="gr9" draw:text-style-name="P4" draw:layer="layout" draw:type="line" svg:x1="13.843cm" svg:y1="19.673cm" svg:x2="14.843cm" svg:y2="18.85cm" draw:start-shape="id5" draw:start-glue-point="7" draw:end-shape="id6" draw:end-glue-point="3" svg:d="M13843 19673l1000-823" svg:viewBox="0 0 1001 824">
          <text:p/>
        </draw:connector>
        <draw:connector draw:style-name="gr10" draw:text-style-name="P4" draw:layer="layout" draw:type="line" svg:x1="10.593cm" svg:y1="28.923cm" svg:x2="11.343cm" svg:y2="28.798cm" draw:start-shape="id7" draw:start-glue-point="7" draw:end-shape="id8" draw:end-glue-point="3" svg:d="M10593 28923l750-125" svg:viewBox="0 0 751 126">
          <text:p/>
        </draw:connector>
        <draw:custom-shape draw:style-name="gr11" draw:text-style-name="P2" xml:id="id9" draw:id="id9" draw:layer="layout" svg:width="4cm" svg:height="0.75cm" svg:x="13.843cm" svg:y="28.548cm">
          <text:p text:style-name="P1"><text:span text:style-name="T1">AdjustTimeMn (8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10" draw:id="id10" draw:layer="layout" svg:width="2.5cm" svg:height="1cm" svg:x="18.593cm" svg:y="28.298cm">
          <draw:text-box>
            <text:p><text:span text:style-name="T2">7734c</text:span></text:p>
          </draw:text-box>
        </draw:frame>
        <draw:connector draw:style-name="gr10" draw:text-style-name="P4" draw:layer="layout" draw:type="line" svg:x1="17.843cm" svg:y1="28.923cm" svg:x2="18.593cm" svg:y2="28.798cm" draw:start-shape="id9" draw:start-glue-point="7" draw:end-shape="id10" draw:end-glue-point="3" svg:d="M17843 28923l750-125" svg:viewBox="0 0 751 126">
          <text:p/>
        </draw:connector>
        <draw:custom-shape draw:style-name="gr12" draw:text-style-name="P2" xml:id="id11" draw:id="id11" draw:layer="layout" svg:width="4.25cm" svg:height="0.75cm" svg:x="17.343cm" svg:y="33.298cm">
          <text:p text:style-name="P1"><text:span text:style-name="T1">AdjustAlarmHr (1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xml:id="id12" draw:id="id12" draw:layer="layout" svg:width="2.5cm" svg:height="0.895cm" svg:x="22.343cm" svg:y="33.048cm">
          <draw:text-box>
            <text:p><text:span text:style-name="T2">1299a</text:span></text:p>
          </draw:text-box>
        </draw:frame>
        <draw:connector draw:style-name="gr10" draw:text-style-name="P4" draw:layer="layout" draw:type="line" svg:x1="21.593cm" svg:y1="33.673cm" svg:x2="22.343cm" svg:y2="33.495cm" draw:start-shape="id11" draw:start-glue-point="7" draw:end-shape="id12" draw:end-glue-point="3" svg:d="M21593 33673l750-178" svg:viewBox="0 0 751 179">
          <text:p/>
        </draw:connector>
        <draw:custom-shape draw:style-name="gr13" draw:text-style-name="P2" xml:id="id13" draw:id="id13" draw:layer="layout" svg:width="4.5cm" svg:height="0.75cm" svg:x="25.093cm" svg:y="33.048cm">
          <text:p text:style-name="P1"><text:span text:style-name="T1">AdjustAlarmMn (1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14" draw:id="id14" draw:layer="layout" svg:width="2.5cm" svg:height="1cm" svg:x="30.843cm" svg:y="33.048cm">
          <draw:text-box>
            <text:p><text:span text:style-name="T2">9934a</text:span></text:p>
          </draw:text-box>
        </draw:frame>
        <draw:connector draw:style-name="gr10" draw:text-style-name="P4" draw:layer="layout" draw:type="line" svg:x1="29.593cm" svg:y1="33.423cm" svg:x2="30.843cm" svg:y2="33.548cm" draw:start-shape="id13" draw:start-glue-point="7" draw:end-shape="id14" draw:end-glue-point="3" svg:d="M29593 33423l1250 125" svg:viewBox="0 0 1251 126">
          <text:p/>
        </draw:connector>
        <draw:custom-shape draw:style-name="gr14" draw:text-style-name="P2" xml:id="id15" draw:id="id15" draw:layer="layout" svg:width="5.25cm" svg:height="0.75cm" svg:x="17.093cm" svg:y="19.298cm">
          <text:p text:style-name="P1"><text:span text:style-name="T1">RunClockAlarmSet (4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16" draw:id="id16" draw:layer="layout" svg:width="2.5cm" svg:height="1cm" svg:x="23.593cm" svg:y="18cm">
          <draw:text-box>
            <text:p><text:span text:style-name="T2">1234a</text:span></text:p>
          </draw:text-box>
        </draw:frame>
        <draw:connector draw:style-name="gr15" draw:text-style-name="P4" draw:layer="layout" draw:type="line" svg:x1="22.343cm" svg:y1="19.673cm" svg:x2="23.593cm" svg:y2="18.5cm" draw:start-shape="id15" draw:start-glue-point="7" draw:end-shape="id16" draw:end-glue-point="3" svg:d="M22343 19673l1250-1173" svg:viewBox="0 0 1251 1174">
          <text:p/>
        </draw:connector>
        <draw:custom-shape draw:style-name="gr4" draw:text-style-name="P2" xml:id="id17" draw:id="id17" draw:layer="layout" svg:width="5.75cm" svg:height="0.75cm" svg:x="21.343cm" svg:y="23.048cm">
          <text:p text:style-name="P1"><text:span text:style-name="T1">RunClockAlarmActive (5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18" draw:id="id18" draw:layer="layout" svg:width="2.5cm" svg:height="1cm" svg:x="27.593cm" svg:y="22.798cm">
          <draw:text-box>
            <text:p><text:span text:style-name="T2">1234f</text:span></text:p>
          </draw:text-box>
        </draw:frame>
        <draw:connector draw:style-name="gr9" draw:text-style-name="P4" draw:layer="layout" draw:type="line" svg:x1="27.093cm" svg:y1="23.423cm" svg:x2="27.593cm" svg:y2="23.298cm" draw:start-shape="id17" draw:start-glue-point="7" draw:end-shape="id18" draw:end-glue-point="3" svg:d="M27093 23423l500-125" svg:viewBox="0 0 501 126">
          <text:p/>
        </draw:connector>
        <draw:custom-shape draw:style-name="gr16" draw:text-style-name="P6" xml:id="id20" draw:id="id20" draw:layer="layout" svg:width="5cm" svg:height="1cm" svg:x="9.343cm" svg:y="3.012cm">
          <text:p text:style-name="P5"><text:span text:style-name="T3">Vcc&gt;=5V (A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4" draw:layer="layout" svg:x1="11.843cm" svg:y1="2.262cm" svg:x2="11.843cm" svg:y2="3.012cm" draw:start-shape="id19" draw:start-glue-point="6" draw:end-shape="id20" draw:end-glue-point="4" svg:d="M11843 2262v750" svg:viewBox="0 0 1 751">
          <text:p/>
        </draw:connector>
        <draw:connector draw:style-name="gr18" draw:text-style-name="P8" draw:layer="layout" svg:x1="14.343cm" svg:y1="3.512cm" svg:x2="13.343cm" svg:y2="1.887cm" draw:start-shape="id20" draw:start-glue-point="7" draw:end-shape="id19" draw:end-glue-point="7" svg:d="M14343 3512h502v-1625h-1502" svg:viewBox="0 0 1503 1626">
          <text:p text:style-name="P7"><text:span text:style-name="T3">n</text:span></text:p>
        </draw:connector>
        <draw:connector draw:style-name="gr19" draw:text-style-name="P10" draw:layer="layout" svg:x1="11.843cm" svg:y1="4.012cm" svg:x2="11.468cm" svg:y2="5.012cm" draw:start-shape="id20" draw:start-glue-point="6" draw:end-shape="id1" draw:end-glue-point="4" svg:d="M11843 4012v501h-375v499" svg:viewBox="0 0 376 1001">
          <text:p text:style-name="P9"><text:span text:style-name="T3">y</text:span></text:p>
        </draw:connector>
        <draw:custom-shape draw:style-name="gr2" draw:text-style-name="P2" xml:id="id21" draw:id="id21" draw:layer="layout" svg:width="7.5cm" svg:height="1.5cm" svg:x="8.093cm" svg:y="6.512cm">
          <text:p text:style-name="P1"><text:span text:style-name="T1">PowerOnTimer elapsed (B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4" draw:layer="layout" svg:x1="11.468cm" svg:y1="5.762cm" svg:x2="11.843cm" svg:y2="6.512cm" draw:start-shape="id1" draw:start-glue-point="6" draw:end-shape="id21" draw:end-glue-point="4" svg:d="M11468 5762v376h375v374" svg:viewBox="0 0 376 751">
          <text:p/>
        </draw:connector>
        <draw:connector draw:style-name="gr21" draw:text-style-name="P12" draw:layer="layout" svg:x1="8.093cm" svg:y1="7.262cm" svg:x2="9.593cm" svg:y2="5.387cm" draw:start-shape="id21" draw:start-glue-point="5" draw:end-shape="id1" draw:end-glue-point="5" svg:d="M8093 7262h-501v-1875h2001" svg:viewBox="0 0 2002 1876">
          <text:p text:style-name="P11"><text:span text:style-name="T3">n</text:span></text:p>
        </draw:connector>
        <draw:custom-shape draw:style-name="gr22" draw:text-style-name="P6" xml:id="id22" draw:id="id22" draw:layer="layout" svg:width="6.093cm" svg:height="1cm" svg:x="15.25cm" svg:y="12cm">
          <text:p text:style-name="P5"><text:span text:style-name="T3">TimeBtn pressed (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6" xml:id="id45" draw:id="id45" draw:layer="layout" svg:width="6.093cm" svg:height="1cm" svg:x="12.5cm" svg:y="16.75cm">
          <text:p text:style-name="P5"><text:span text:style-name="T3">AlarmBtn pressed? (F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6" xml:id="id42" draw:id="id42" draw:layer="layout" svg:width="6cm" svg:height="2.25cm" svg:x="8cm" svg:y="12cm">
          <text:p text:style-name="P5"><text:span text:style-name="T3">AlarmTime in EEPROM? (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6" xml:id="id41" draw:id="id41" draw:layer="layout" svg:width="6.407cm" svg:height="1.512cm" svg:x="8.75cm" svg:y="9.238cm">
          <text:p text:style-name="P5"><text:span text:style-name="T3">RtcTime available? (C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3" draw:layer="layout" draw:type="curve" svg:x1="21.343cm" svg:y1="12.5cm" svg:x2="23.093cm" svg:y2="10.625cm" draw:start-shape="id22" draw:start-glue-point="7" draw:end-shape="id3" draw:end-glue-point="7" svg:d="M21343 12500c2928 0 2053-1875 1750-1875" svg:viewBox="0 0 2111 1876">
          <text:p text:style-name="P9"><text:span text:style-name="T1"><text:s text:c="23"/></text:span><text:span text:style-name="T1">n</text:span></text:p>
        </draw:connector>
        <draw:connector draw:style-name="gr26" draw:text-style-name="P13" draw:layer="layout" draw:type="curve" svg:x1="21.468cm" svg:y1="11cm" svg:x2="18.297cm" svg:y2="12cm" draw:start-shape="id3" draw:start-glue-point="6" draw:end-shape="id22" draw:end-glue-point="4" svg:d="M21468 11000c0 751-3171 252-3171 1000" svg:viewBox="0 0 3172 1001">
          <text:p/>
        </draw:connector>
        <draw:custom-shape draw:style-name="gr27" draw:text-style-name="P6" xml:id="id39" draw:id="id39" draw:layer="layout" svg:width="4cm" svg:height="1.5cm" svg:x="12cm" svg:y="20.786cm">
          <text:p text:style-name="P5"><text:span text:style-name="T3">AlmSw = On? (H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6" xml:id="id23" draw:id="id23" draw:layer="layout" svg:width="6.75cm" svg:height="1.298cm" svg:x="20.25cm" svg:y="20.75cm">
          <text:p text:style-name="P5"><text:span text:style-name="T3">currentTime = alarmTime (G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3" draw:layer="layout" draw:type="curve" svg:x1="19.718cm" svg:y1="20.048cm" svg:x2="23.625cm" svg:y2="20.75cm" draw:start-shape="id15" draw:start-glue-point="6" draw:end-shape="id23" draw:end-glue-point="4" svg:d="M19718 20048c0 528 3907 177 3907 702" svg:viewBox="0 0 3908 703">
          <text:p/>
        </draw:connector>
        <draw:connector draw:style-name="gr30" draw:text-style-name="P14" draw:layer="layout" draw:type="curve" svg:x1="27cm" svg:y1="21.399cm" svg:x2="22.343cm" svg:y2="19.673cm" draw:start-shape="id23" draw:start-glue-point="7" draw:end-shape="id15" draw:end-glue-point="7" svg:d="M27000 21399c303 0 2631-1726-4657-1726" svg:viewBox="0 0 5250 1727">
          <text:p text:style-name="P7"><text:span text:style-name="T1">n</text:span></text:p>
        </draw:connector>
        <draw:connector draw:style-name="gr31" draw:text-style-name="P13" draw:layer="layout" draw:type="curve" svg:x1="23.625cm" svg:y1="22.048cm" svg:x2="24.218cm" svg:y2="23.048cm" draw:start-shape="id23" draw:start-glue-point="6" draw:end-shape="id17" draw:end-glue-point="4" svg:d="M23625 22048c0 751 593 252 593 1000" svg:viewBox="0 0 594 1001">
          <text:p text:style-name="P9"><text:span text:style-name="T1">y</text:span></text:p>
        </draw:connector>
        <draw:custom-shape draw:style-name="gr2" draw:text-style-name="P2" xml:id="id24" draw:id="id24" draw:layer="layout" svg:width="3.75cm" svg:height="0.75cm" svg:x="9.093cm" svg:y="24.548cm">
          <text:p text:style-name="P1"><text:span text:style-name="T1">AdjustTime (6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3" xml:id="id25" draw:id="id25" draw:layer="layout" svg:width="2.5cm" svg:height="1.5cm" svg:x="14.093cm" svg:y="24.048cm">
          <draw:text-box>
            <text:p><text:span text:style-name="T2">7777c</text:span></text:p>
          </draw:text-box>
        </draw:frame>
        <draw:connector draw:style-name="gr10" draw:text-style-name="P4" draw:layer="layout" draw:type="line" svg:x1="12.843cm" svg:y1="24.923cm" svg:x2="14.093cm" svg:y2="24.798cm" draw:start-shape="id24" draw:start-glue-point="7" draw:end-shape="id25" draw:end-glue-point="3" svg:d="M12843 24923l1250-125" svg:viewBox="0 0 1251 126">
          <text:p/>
        </draw:connector>
        <draw:custom-shape draw:style-name="gr33" draw:text-style-name="P6" xml:id="id26" draw:id="id26" draw:layer="layout" svg:width="6cm" svg:height="1cm" svg:x="8.25cm" svg:y="22.036cm">
          <text:p text:style-name="P5"><text:span text:style-name="T3">TimeBtn pressed? (I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3" draw:layer="layout" draw:type="curve" svg:x1="10.968cm" svg:y1="20.048cm" svg:x2="11.25cm" svg:y2="22.036cm" draw:start-shape="id5" draw:start-glue-point="6" draw:end-shape="id26" draw:end-glue-point="4" svg:d="M10968 20048c0 1492 282 499 282 1988" svg:viewBox="0 0 283 1989">
          <text:p/>
        </draw:connector>
        <draw:connector draw:style-name="gr35" draw:text-style-name="P13" draw:layer="layout" draw:type="curve" svg:x1="11.25cm" svg:y1="23.036cm" svg:x2="10.968cm" svg:y2="24.548cm" draw:start-shape="id26" draw:start-glue-point="6" draw:end-shape="id24" draw:end-glue-point="4" svg:d="M11250 23036c0 1135-282 380-282 1512" svg:viewBox="0 0 283 1513">
          <text:p text:style-name="P9"><text:span text:style-name="T1">y</text:span></text:p>
        </draw:connector>
        <draw:custom-shape draw:style-name="gr36" draw:text-style-name="P6" xml:id="id27" draw:id="id27" draw:layer="layout" svg:width="6.343cm" svg:height="1cm" svg:x="4.907cm" svg:y="26.286cm">
          <text:p text:style-name="P5"><text:span text:style-name="T3">hrBtn pressed? (M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13" draw:layer="layout" draw:type="curve" svg:x1="10.968cm" svg:y1="25.298cm" svg:x2="8.079cm" svg:y2="26.286cm" draw:start-shape="id24" draw:start-glue-point="6" draw:end-shape="id27" draw:end-glue-point="4" svg:d="M10968 25298c0 742-2889 249-2889 988" svg:viewBox="0 0 2890 989">
          <text:p/>
        </draw:connector>
        <draw:connector draw:style-name="gr38" draw:text-style-name="P13" draw:layer="layout" draw:type="curve" svg:x1="8.079cm" svg:y1="27.286cm" svg:x2="8.718cm" svg:y2="28.548cm" draw:start-shape="id27" draw:start-glue-point="6" draw:end-shape="id7" draw:end-glue-point="4" svg:d="M8079 27286c0 948 639 317 639 1262" svg:viewBox="0 0 640 1263">
          <text:p text:style-name="P9"><text:span text:style-name="T1">y</text:span></text:p>
        </draw:connector>
        <draw:custom-shape draw:style-name="gr39" draw:text-style-name="P6" xml:id="id28" draw:id="id28" draw:layer="layout" svg:width="5.657cm" svg:height="1.464cm" svg:x="11.593cm" svg:y="26.286cm">
          <text:p text:style-name="P5"><text:span text:style-name="T3">mnBtn pressed? (N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3" draw:layer="layout" draw:type="curve" svg:x1="10.968cm" svg:y1="25.298cm" svg:x2="14.422cm" svg:y2="26.286cm" draw:start-shape="id24" draw:start-glue-point="6" draw:end-shape="id28" draw:end-glue-point="4" svg:d="M10968 25298c0 742 3454 249 3454 988" svg:viewBox="0 0 3455 989">
          <text:p/>
        </draw:connector>
        <draw:connector draw:style-name="gr41" draw:text-style-name="P13" draw:layer="layout" draw:type="curve" svg:x1="14.422cm" svg:y1="27.75cm" svg:x2="15.843cm" svg:y2="28.548cm" draw:start-shape="id28" draw:start-glue-point="6" draw:end-shape="id9" draw:end-glue-point="4" svg:d="M14422 27750c0 600 1421 201 1421 798" svg:viewBox="0 0 1422 799">
          <text:p text:style-name="P9"><text:span text:style-name="T1">y</text:span></text:p>
        </draw:connector>
        <draw:connector draw:style-name="gr42" draw:text-style-name="P15" draw:layer="layout" draw:type="curve" svg:x1="4.907cm" svg:y1="26.786cm" svg:x2="9.093cm" svg:y2="24.923cm" draw:start-shape="id27" draw:start-glue-point="5" draw:end-shape="id24" draw:end-glue-point="5" svg:d="M4907 26786c-303 0-2396-1863 4186-1863" svg:viewBox="0 0 4741 1864">
          <text:p text:style-name="P11"><text:span text:style-name="T1">n</text:span></text:p>
        </draw:connector>
        <draw:connector draw:style-name="gr43" draw:text-style-name="P14" draw:layer="layout" draw:type="curve" svg:x1="17.25cm" svg:y1="27.018cm" svg:x2="12.843cm" svg:y2="24.923cm" draw:start-shape="id28" draw:start-glue-point="7" draw:end-shape="id24" draw:end-glue-point="7" svg:d="M17250 27018c301 0 2505-2095-4407-2095" svg:viewBox="0 0 4978 2096">
          <text:p text:style-name="P7"><text:span text:style-name="T1">n</text:span></text:p>
        </draw:connector>
        <draw:custom-shape draw:style-name="gr44" draw:text-style-name="P1" xml:id="id29" draw:id="id29" draw:layer="layout" svg:width="0.75cm" svg:height="0.75cm" svg:x="12.093cm" svg:y="29.54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5" draw:text-style-name="P13" draw:layer="layout" draw:type="curve" svg:x1="8.718cm" svg:y1="29.298cm" svg:x2="12.093cm" svg:y2="29.923cm" draw:start-shape="id7" draw:start-glue-point="6" draw:end-shape="id29" draw:end-glue-point="6" svg:d="M8718 29298c0 417 1125 625 3375 625" svg:viewBox="0 0 3376 626">
          <text:p/>
        </draw:connector>
        <draw:connector draw:style-name="gr46" draw:text-style-name="P13" draw:layer="layout" draw:type="curve" svg:x1="15.843cm" svg:y1="29.298cm" svg:x2="12.843cm" svg:y2="29.923cm" draw:start-shape="id9" draw:start-glue-point="6" draw:end-shape="id29" draw:end-glue-point="10" svg:d="M15843 29298c0 417-1000 625-3000 625" svg:viewBox="0 0 3001 626">
          <text:p/>
        </draw:connector>
        <draw:custom-shape draw:style-name="gr47" draw:text-style-name="P6" xml:id="id30" draw:id="id30" draw:layer="layout" svg:width="6.407cm" svg:height="1cm" svg:x="7.843cm" svg:y="32.286cm">
          <text:p text:style-name="P5"><text:span text:style-name="T3">AlarmBtn pressed? (Q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3" draw:layer="layout" draw:type="curve" svg:x1="12.468cm" svg:y1="30.298cm" svg:x2="11.047cm" svg:y2="32.286cm" draw:start-shape="id29" draw:start-glue-point="8" draw:end-shape="id30" draw:end-glue-point="4" svg:d="M12468 30298c0 1492-1421 499-1421 1988" svg:viewBox="0 0 1422 1989">
          <text:p/>
        </draw:connector>
        <draw:connector draw:style-name="gr49" draw:text-style-name="P15" draw:layer="layout" draw:type="curve" draw:line-skew="0cm -4.724cm" svg:x1="11.047cm" svg:y1="33.286cm" svg:x2="8.093cm" svg:y2="19.673cm" draw:start-shape="id30" draw:start-glue-point="6" draw:end-shape="id5" draw:end-glue-point="5" svg:d="M11047 33286c0 303-4065 253-6745-3226s-3973-10387 3791-10387" svg:viewBox="0 0 8825 13730">
          <text:p text:style-name="P11"><text:span text:style-name="T1">y</text:span></text:p>
        </draw:connector>
        <draw:connector draw:style-name="gr50" draw:text-style-name="P15" draw:layer="layout" draw:type="curve" svg:x1="7.843cm" svg:y1="32.786cm" svg:x2="6.843cm" svg:y2="28.923cm" draw:start-shape="id30" draw:start-glue-point="5" draw:end-shape="id7" draw:end-glue-point="5" svg:d="M7843 32786c-1801 0-1301-3863-1000-3863" svg:viewBox="0 0 1301 3864">
          <text:p text:style-name="P11"><text:span text:style-name="T1">n</text:span></text:p>
        </draw:connector>
        <draw:connector draw:style-name="gr51" draw:text-style-name="P14" draw:layer="layout" draw:type="curve" svg:x1="14.25cm" svg:y1="32.786cm" svg:x2="17.843cm" svg:y2="28.923cm" draw:start-shape="id30" draw:start-glue-point="7" draw:end-shape="id9" draw:end-glue-point="7" svg:d="M14250 32786c5691 0 3894-3863 3593-3863" svg:viewBox="0 0 4100 3864">
          <text:p text:style-name="P7"><text:span text:style-name="T1">n</text:span></text:p>
        </draw:connector>
        <draw:custom-shape draw:style-name="gr52" draw:text-style-name="P6" xml:id="id31" draw:id="id31" draw:layer="layout" svg:width="5.25cm" svg:height="1.762cm" svg:x="18.593cm" svg:y="24.536cm">
          <text:p text:style-name="P5"><text:span text:style-name="T3">AlarmBtn pressed? (K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3" draw:text-style-name="P13" draw:layer="layout" draw:type="curve" draw:line-skew="0.218cm" svg:x1="19.718cm" svg:y1="20.048cm" svg:x2="21.218cm" svg:y2="24.536cm" draw:start-shape="id15" draw:start-glue-point="6" draw:end-shape="id31" draw:end-glue-point="4" svg:d="M19718 20048c0 3694 1500 1451 1500 4488" svg:viewBox="0 0 1501 4489">
          <text:p/>
        </draw:connector>
        <draw:connector draw:style-name="gr54" draw:text-style-name="P15" draw:layer="layout" draw:type="curve" svg:x1="8.25cm" svg:y1="22.536cm" svg:x2="8.093cm" svg:y2="19.673cm" draw:start-shape="id26" draw:start-glue-point="5" draw:end-shape="id5" draw:end-glue-point="5" svg:d="M8250 22536c-537 0-458-2863-157-2863" svg:viewBox="0 0 394 2864">
          <text:p text:style-name="P11"><text:span text:style-name="T1">n</text:span></text:p>
        </draw:connector>
        <draw:connector draw:style-name="gr55" draw:text-style-name="P14" draw:layer="layout" draw:type="curve" draw:line-skew="2.124cm" svg:x1="14.25cm" svg:y1="22.536cm" svg:x2="17.093cm" svg:y2="19.673cm" draw:start-shape="id26" draw:start-glue-point="7" draw:end-shape="id15" draw:end-glue-point="5" svg:d="M14250 22536c5319 0 3897-2863 2843-2863" svg:viewBox="0 0 3843 2864">
          <text:p text:style-name="P7"><text:span text:style-name="T1"><text:s/></text:span><text:span text:style-name="T1">n</text:span></text:p>
        </draw:connector>
        <draw:custom-shape draw:style-name="gr12" draw:text-style-name="P2" xml:id="id32" draw:id="id32" draw:layer="layout" svg:width="4.25cm" svg:height="0.75cm" svg:x="21.843cm" svg:y="29.048cm">
          <text:p text:style-name="P1"><text:span text:style-name="T1">AdjustAlarm (9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33" draw:id="id33" draw:layer="layout" svg:width="2.5cm" svg:height="1cm" svg:x="26.843cm" svg:y="28.548cm">
          <draw:text-box>
            <text:p><text:span text:style-name="T2">9999a</text:span></text:p>
          </draw:text-box>
        </draw:frame>
        <draw:connector draw:style-name="gr10" draw:text-style-name="P4" draw:layer="layout" draw:type="line" svg:x1="26.093cm" svg:y1="29.423cm" svg:x2="26.843cm" svg:y2="29.048cm" draw:start-shape="id32" draw:start-glue-point="7" draw:end-shape="id33" draw:end-glue-point="3" svg:d="M26093 29423l750-375" svg:viewBox="0 0 751 376">
          <text:p/>
        </draw:connector>
        <draw:connector draw:style-name="gr56" draw:text-style-name="P13" draw:layer="layout" draw:type="curve" svg:x1="21.218cm" svg:y1="26.298cm" svg:x2="23.968cm" svg:y2="29.048cm" draw:start-shape="id31" draw:start-glue-point="6" draw:end-shape="id32" draw:end-glue-point="4" svg:d="M21218 26298c0 2064 2750 689 2750 2750" svg:viewBox="0 0 2751 2751">
          <text:p text:style-name="P9"><text:span text:style-name="T1">y</text:span></text:p>
        </draw:connector>
        <draw:custom-shape draw:style-name="gr57" draw:text-style-name="P6" xml:id="id34" draw:id="id34" draw:layer="layout" svg:width="4.5cm" svg:height="1.762cm" svg:x="19.25cm" svg:y="30.536cm">
          <text:p text:style-name="P5"><text:span text:style-name="T3">hrBtn pressed? (O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6" xml:id="id35" draw:id="id35" draw:layer="layout" svg:width="4.5cm" svg:height="1.762cm" svg:x="24.843cm" svg:y="30.536cm">
          <text:p text:style-name="P5"><text:span text:style-name="T3">mnBtn pressed? (P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8" draw:text-style-name="P13" draw:layer="layout" draw:type="curve" svg:x1="23.968cm" svg:y1="29.798cm" svg:x2="21.5cm" svg:y2="30.536cm" draw:start-shape="id32" draw:start-glue-point="6" draw:end-shape="id34" draw:end-glue-point="4" svg:d="M23968 29798c0 555-2468 186-2468 738" svg:viewBox="0 0 2469 739">
          <text:p/>
        </draw:connector>
        <draw:connector draw:style-name="gr59" draw:text-style-name="P13" draw:layer="layout" draw:type="curve" svg:x1="23.968cm" svg:y1="29.798cm" svg:x2="27.093cm" svg:y2="30.536cm" draw:start-shape="id32" draw:start-glue-point="6" draw:end-shape="id35" draw:end-glue-point="4" svg:d="M23968 29798c0 555 3125 186 3125 738" svg:viewBox="0 0 3126 739">
          <text:p/>
        </draw:connector>
        <draw:connector draw:style-name="gr60" draw:text-style-name="P13" draw:layer="layout" draw:type="curve" svg:x1="21.5cm" svg:y1="32.298cm" svg:x2="19.468cm" svg:y2="33.298cm" draw:start-shape="id34" draw:start-glue-point="6" draw:end-shape="id11" draw:end-glue-point="4" svg:d="M21500 32298c0 751-2032 252-2032 1000" svg:viewBox="0 0 2033 1001">
          <text:p text:style-name="P9"><text:span text:style-name="T1">y</text:span></text:p>
        </draw:connector>
        <draw:connector draw:style-name="gr61" draw:text-style-name="P13" draw:layer="layout" draw:type="curve" svg:x1="27.093cm" svg:y1="32.298cm" svg:x2="27.343cm" svg:y2="33.048cm" draw:start-shape="id35" draw:start-glue-point="6" draw:end-shape="id13" draw:end-glue-point="4" svg:d="M27093 32298c0 564 250 189 250 750" svg:viewBox="0 0 251 751">
          <text:p text:style-name="P9"><text:span text:style-name="T1">y</text:span></text:p>
        </draw:connector>
        <draw:custom-shape draw:style-name="gr44" draw:text-style-name="P1" xml:id="id36" draw:id="id36" draw:layer="layout" svg:width="0.75cm" svg:height="0.75cm" svg:x="24.093cm" svg:y="34.79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2" draw:text-style-name="P13" draw:layer="layout" draw:type="curve" svg:x1="19.468cm" svg:y1="34.048cm" svg:x2="24.093cm" svg:y2="35.173cm" draw:start-shape="id11" draw:start-glue-point="6" draw:end-shape="id36" draw:end-glue-point="6" svg:d="M19468 34048c0 750 1541 1125 4625 1125" svg:viewBox="0 0 4626 1126">
          <text:p/>
        </draw:connector>
        <draw:connector draw:style-name="gr63" draw:text-style-name="P13" draw:layer="layout" draw:type="curve" svg:x1="27.343cm" svg:y1="33.798cm" svg:x2="24.843cm" svg:y2="35.173cm" draw:start-shape="id13" draw:start-glue-point="6" draw:end-shape="id36" draw:end-glue-point="10" svg:d="M27343 33798c0 917-833 1375-2500 1375" svg:viewBox="0 0 2501 1376">
          <text:p/>
        </draw:connector>
        <draw:custom-shape draw:style-name="gr64" draw:text-style-name="P6" xml:id="id37" draw:id="id37" draw:layer="layout" svg:width="6.593cm" svg:height="1cm" svg:x="20.5cm" svg:y="36.298cm">
          <text:p text:style-name="P5"><text:span text:style-name="T3">TimeBtn pressed? (R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13" draw:layer="layout" draw:type="curve" svg:x1="24.468cm" svg:y1="35.548cm" svg:x2="23.797cm" svg:y2="36.298cm" draw:start-shape="id36" draw:start-glue-point="8" draw:end-shape="id37" draw:end-glue-point="4" svg:d="M24468 35548c0 564-671 189-671 750" svg:viewBox="0 0 672 751">
          <text:p/>
        </draw:connector>
        <draw:connector draw:style-name="gr66" draw:text-style-name="P15" draw:layer="layout" draw:type="curve" svg:x1="20.5cm" svg:y1="36.798cm" svg:x2="17.343cm" svg:y2="33.673cm" draw:start-shape="id37" draw:start-glue-point="5" draw:end-shape="id11" draw:end-glue-point="5" svg:d="M20500 36798c-5037 0-3458-3125-3157-3125" svg:viewBox="0 0 3629 3126">
          <text:p text:style-name="P11"><text:span text:style-name="T1">n</text:span></text:p>
        </draw:connector>
        <draw:connector draw:style-name="gr67" draw:text-style-name="P14" draw:layer="layout" draw:type="curve" svg:x1="27.093cm" svg:y1="36.798cm" svg:x2="29.593cm" svg:y2="33.423cm" draw:start-shape="id37" draw:start-glue-point="7" draw:end-shape="id13" draw:end-glue-point="7" svg:d="M27093 36798c4053 0 2803-3375 2500-3375" svg:viewBox="0 0 2921 3376">
          <text:p text:style-name="P7"><text:span text:style-name="T1">n</text:span></text:p>
        </draw:connector>
        <draw:connector draw:style-name="gr68" draw:text-style-name="P14" draw:layer="layout" draw:type="curve" draw:line-skew="0cm 18.108cm" svg:x1="23.797cm" svg:y1="37.298cm" svg:x2="19.718cm" svg:y2="19.298cm" draw:start-shape="id37" draw:start-glue-point="6" draw:end-shape="id15" draw:end-glue-point="4" svg:d="M23797 37298c0 101 2801 202 5602 202 2800 0 5601-4601 5601-9202 0-4600-3821-9201-7641-9201-3821 0-7641 101-7641 201" svg:viewBox="0 0 15283 18404">
          <text:p text:style-name="P7"><text:span text:style-name="T1">y</text:span></text:p>
        </draw:connector>
        <draw:connector draw:style-name="gr69" draw:text-style-name="P13" draw:layer="layout" draw:type="curve" svg:x1="24.218cm" svg:y1="23.798cm" svg:x2="27.875cm" svg:y2="25.536cm" draw:start-shape="id17" draw:start-glue-point="6" draw:end-shape="id38" draw:end-glue-point="4" svg:d="M24218 23798c0 1305 3657 436 3657 1738" svg:viewBox="0 0 3658 1739">
          <text:p/>
        </draw:connector>
        <draw:custom-shape draw:style-name="gr70" draw:text-style-name="P6" xml:id="id38" draw:id="id38" draw:layer="layout" svg:width="5.25cm" svg:height="2cm" svg:x="25.25cm" svg:y="25.536cm">
          <text:p text:style-name="P5"><text:span text:style-name="T3">AlarmBtn pressed? (L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1" draw:text-style-name="P13" draw:layer="layout" draw:type="curve" svg:x1="25.25cm" svg:y1="26.536cm" svg:x2="24.218cm" svg:y2="23.798cm" draw:start-shape="id38" draw:start-glue-point="5" draw:end-shape="id17" draw:end-glue-point="6" svg:d="M25250 26536c-688 0-1032-912-1032-2738" svg:viewBox="0 0 1033 2739">
          <text:p text:style-name="P9"><text:span text:style-name="T1">n</text:span></text:p>
        </draw:connector>
        <draw:connector draw:style-name="gr72" draw:text-style-name="P14" draw:layer="layout" draw:type="curve" svg:x1="30.5cm" svg:y1="26.536cm" svg:x2="22.343cm" svg:y2="19.673cm" draw:start-shape="id38" draw:start-glue-point="7" draw:end-shape="id15" draw:end-glue-point="7" svg:d="M30500 26536c303 0 4381-6863-8157-6863" svg:viewBox="0 0 9029 6864">
          <text:p text:style-name="P7"><text:span text:style-name="T1">y</text:span></text:p>
        </draw:connector>
        <draw:connector draw:style-name="gr73" draw:text-style-name="P13" draw:layer="layout" draw:type="curve" svg:x1="10.968cm" svg:y1="20.048cm" svg:x2="14cm" svg:y2="20.786cm" draw:start-shape="id5" draw:start-glue-point="6" draw:end-shape="id39" draw:end-glue-point="4" svg:d="M10968 20048c0 555 3032 186 3032 738" svg:viewBox="0 0 3033 739">
          <text:p/>
        </draw:connector>
        <draw:connector draw:style-name="gr74" draw:text-style-name="P13" draw:layer="layout" draw:type="curve" svg:x1="16cm" svg:y1="21.536cm" svg:x2="17.093cm" svg:y2="19.673cm" draw:start-shape="id39" draw:start-glue-point="7" draw:end-shape="id15" draw:end-glue-point="5" svg:d="M16000 21536c820 0 274-1863 1093-1863" svg:viewBox="0 0 1094 1864">
          <text:p text:style-name="P9"><text:span text:style-name="T1">y</text:span></text:p>
        </draw:connector>
        <draw:connector draw:style-name="gr75" draw:text-style-name="P15" draw:layer="layout" draw:type="curve" svg:x1="12cm" svg:y1="21.536cm" svg:x2="8.093cm" svg:y2="19.673cm" draw:start-shape="id39" draw:start-glue-point="5" draw:end-shape="id5" draw:end-glue-point="5" svg:d="M12000 21536c-6162 0-4208-1863-3907-1863" svg:viewBox="0 0 4439 1864">
          <text:p text:style-name="P11"><text:span text:style-name="T1">n</text:span></text:p>
        </draw:connector>
        <draw:custom-shape draw:style-name="gr76" draw:text-style-name="P6" xml:id="id40" draw:id="id40" draw:layer="layout" svg:width="4.75cm" svg:height="1.786cm" svg:x="15.75cm" svg:y="22.75cm">
          <text:p text:style-name="P5"><text:span text:style-name="T3">AlmSw = Off? (J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7" draw:text-style-name="P13" draw:layer="layout" draw:type="curve" svg:x1="19.718cm" svg:y1="20.048cm" svg:x2="18.125cm" svg:y2="22.75cm" draw:start-shape="id15" draw:start-glue-point="6" draw:end-shape="id40" draw:end-glue-point="4" svg:d="M19718 20048c0 2028-1593 677-1593 2702" svg:viewBox="0 0 1594 2703">
          <text:p/>
        </draw:connector>
        <draw:connector draw:style-name="gr78" draw:text-style-name="P15" draw:layer="layout" draw:type="curve" draw:line-skew="-0.887cm" svg:x1="15.75cm" svg:y1="23.643cm" svg:x2="8.093cm" svg:y2="19.673cm" draw:start-shape="id40" draw:start-glue-point="5" draw:end-shape="id5" draw:end-glue-point="5" svg:d="M15750 23643c-13117 0-9289-3970-7657-3970" svg:viewBox="0 0 9460 3971">
          <text:p text:style-name="P11"><text:span text:style-name="T1">y</text:span></text:p>
        </draw:connector>
        <draw:connector draw:style-name="gr79" draw:text-style-name="P13" draw:layer="layout" draw:type="curve" draw:line-skew="-0.452cm 0.6cm" svg:x1="20.5cm" svg:y1="23.643cm" svg:x2="17.093cm" svg:y2="19.673cm" draw:start-shape="id40" draw:start-glue-point="7" draw:end-shape="id15" draw:end-glue-point="5" svg:d="M20500 23643c-125 0-250-411-250-822 0-410-840-821-1679-821-840 0-1679-582-1679-1164 0-581 101-1163 201-1163" svg:viewBox="0 0 3609 3971">
          <text:p text:style-name="P9"><text:span text:style-name="T1"><text:s text:c="14"/></text:span><text:span text:style-name="T1">n</text:span></text:p>
        </draw:connector>
        <draw:connector draw:style-name="gr80" draw:text-style-name="P10" draw:layer="layout" draw:type="curve" svg:x1="11.843cm" svg:y1="8.012cm" svg:x2="11.954cm" svg:y2="9.238cm" draw:start-shape="id21" draw:start-glue-point="6" draw:end-shape="id41" draw:end-glue-point="4" svg:d="M11843 8012c0 921 111 308 111 1226" svg:viewBox="0 0 112 1227">
          <text:p text:style-name="P9"><text:span text:style-name="T3"><text:s text:c="5"/></text:span><text:span text:style-name="T3">y</text:span></text:p>
        </draw:connector>
        <draw:connector draw:style-name="gr81" draw:text-style-name="P10" draw:layer="layout" draw:type="curve" svg:x1="11.954cm" svg:y1="10.75cm" svg:x2="11cm" svg:y2="12cm" draw:start-shape="id41" draw:start-glue-point="6" draw:end-shape="id42" draw:end-glue-point="4" svg:d="M11954 10750c0 939-954 314-954 1250" svg:viewBox="0 0 955 1251">
          <text:p text:style-name="P9"><text:span text:style-name="T3"><text:s text:c="9"/></text:span><text:span text:style-name="T3">y</text:span></text:p>
        </draw:connector>
        <draw:connector draw:style-name="gr82" draw:text-style-name="P10" draw:layer="layout" draw:type="curve" svg:x1="15.157cm" svg:y1="9.994cm" svg:x2="21.468cm" svg:y2="10.25cm" draw:start-shape="id41" draw:start-glue-point="7" draw:end-shape="id3" draw:end-glue-point="4" svg:d="M15157 9994c3514 0 2927-122 3627-246s2684-249 2684 502" svg:viewBox="0 0 6312 596">
          <text:p text:style-name="P9"><text:span text:style-name="T3"><text:s text:c="9"/></text:span><text:span text:style-name="T3">n</text:span></text:p>
        </draw:connector>
        <draw:connector draw:style-name="gr83" draw:text-style-name="P10" draw:layer="layout" draw:type="curve" draw:line-skew="0.109cm 0.189cm" svg:x1="15.25cm" svg:y1="12.5cm" svg:x2="11cm" svg:y2="12cm" draw:start-shape="id22" draw:start-glue-point="5" draw:end-shape="id42" draw:end-glue-point="4" svg:d="M15250 12500c-774 0-645-406-1514-648s-2736-320-2736 148" svg:viewBox="0 0 4251 842">
          <text:p text:style-name="P9"><text:span text:style-name="T3"><text:s text:c="25"/></text:span><text:span text:style-name="T3">y</text:span></text:p>
        </draw:connector>
        <draw:custom-shape draw:style-name="gr84" draw:text-style-name="P2" xml:id="id43" draw:id="id43" draw:layer="layout" svg:width="4.5cm" svg:height="1cm" svg:x="14.5cm" svg:y="14.75cm">
          <text:p text:style-name="P1"><text:span text:style-name="T1">NoAlarmTimeYet (1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xml:id="id44" draw:id="id44" draw:layer="layout" svg:width="2.5cm" svg:height="1cm" svg:x="19.75cm" svg:y="14.25cm">
          <draw:text-box>
            <text:p><text:span text:style-name="T2">9999a</text:span></text:p>
          </draw:text-box>
        </draw:frame>
        <draw:connector draw:style-name="gr8" draw:text-style-name="P4" draw:layer="layout" draw:type="line" svg:x1="19cm" svg:y1="15.25cm" svg:x2="19.75cm" svg:y2="14.75cm" draw:start-shape="id43" draw:start-glue-point="7" draw:end-shape="id44" draw:end-glue-point="3" svg:d="M19000 15250l750-500" svg:viewBox="0 0 751 501">
          <text:p/>
        </draw:connector>
        <draw:connector draw:style-name="gr85" draw:text-style-name="P10" draw:layer="layout" draw:type="curve" svg:x1="14cm" svg:y1="13.125cm" svg:x2="16.75cm" svg:y2="14.75cm" draw:start-shape="id42" draw:start-glue-point="7" draw:end-shape="id43" draw:end-glue-point="4" svg:d="M14000 13125c1834 0 2750 541 2750 1625" svg:viewBox="0 0 2751 1626">
          <text:p text:style-name="P9"><text:span text:style-name="T3"><text:s text:c="15"/></text:span><text:span text:style-name="T3">n</text:span></text:p>
        </draw:connector>
        <draw:connector draw:style-name="gr86" draw:text-style-name="P4" draw:layer="layout" draw:type="curve" svg:x1="16.75cm" svg:y1="15.75cm" svg:x2="15.547cm" svg:y2="16.75cm" draw:start-shape="id43" draw:start-glue-point="6" draw:end-shape="id45" draw:end-glue-point="4" svg:d="M16750 15750c0 751-1203 252-1203 1000" svg:viewBox="0 0 1204 1001">
          <text:p/>
        </draw:connector>
        <draw:connector draw:style-name="gr87" draw:text-style-name="P10" draw:layer="layout" draw:type="curve" svg:x1="15.547cm" svg:y1="17.75cm" svg:x2="10.968cm" svg:y2="19.298cm" draw:start-shape="id45" draw:start-glue-point="6" draw:end-shape="id5" draw:end-glue-point="4" svg:d="M15547 17750c0 1162-4579 389-4579 1548" svg:viewBox="0 0 4580 1549">
          <text:p text:style-name="P9"><text:span text:style-name="T3"><text:s text:c="18"/></text:span><text:span text:style-name="T3">y</text:span></text:p>
        </draw:connector>
        <draw:connector draw:style-name="gr88" draw:text-style-name="P12" draw:layer="layout" draw:type="curve" svg:x1="12.5cm" svg:y1="17.25cm" svg:x2="16.75cm" svg:y2="14.75cm" draw:start-shape="id45" draw:start-glue-point="5" draw:end-shape="id43" draw:end-glue-point="4" svg:d="M12500 17250c-753 0-628-1501 623-2314s3627-937 3627-186" svg:viewBox="0 0 4717 3000">
          <text:p text:style-name="P11"><text:span text:style-name="T3"><text:s text:c="5"/></text:span><text:span text:style-name="T3">n</text:span></text:p>
        </draw:connector>
        <draw:connector draw:style-name="gr89" draw:text-style-name="P10" draw:layer="layout" draw:type="curve" svg:x1="11cm" svg:y1="14.25cm" svg:x2="10.968cm" svg:y2="19.298cm" draw:start-shape="id42" draw:start-glue-point="6" draw:end-shape="id5" draw:end-glue-point="4" svg:d="M11000 14250c0 3787-32 1264-32 5048" svg:viewBox="0 0 33 5049">
          <text:p text:style-name="P9"><text:span text:style-name="T3"><text:s text:c="4"/></text:span><text:span text:style-name="T3">y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7LED" svg:font-family="7LE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22" draw:display-name="Linienspitzen 22" svg:viewBox="0 0 20 20" svg:d="M0 20l10-20 10 20z"/>
    <draw:marker draw:name="Linienspitzen_20_27" draw:display-name="Linienspitzen 27" svg:viewBox="0 0 20 20" svg:d="M0 20l10-20 10 20z"/>
    <draw:marker draw:name="Linienspitzen_20_3" draw:display-name="Linienspitzen 3" svg:viewBox="0 0 20 20" svg:d="M0 20l10-20 10 20z"/>
    <draw:marker draw:name="Linienspitzen_20_39" draw:display-name="Linienspitzen 39" svg:viewBox="0 0 20 20" svg:d="M0 20l10-20 10 20z"/>
    <draw:marker draw:name="Linienspitzen_20_4" draw:display-name="Linienspitzen 4" svg:viewBox="0 0 20 20" svg:d="M0 20l10-20 10 20z"/>
    <draw:marker draw:name="Linienspitzen_20_40" draw:display-name="Linienspitzen 40" svg:viewBox="0 0 20 20" svg:d="M0 20l10-20 10 20z"/>
    <draw:marker draw:name="Linienspitzen_20_41" draw:display-name="Linienspitzen 41" svg:viewBox="0 0 20 20" svg:d="M0 20l10-20 10 20z"/>
    <draw:marker draw:name="Linienspitzen_20_42" draw:display-name="Linienspitzen 42" svg:viewBox="0 0 20 20" svg:d="M0 20l10-20 10 20z"/>
    <draw:marker draw:name="Linienspitzen_20_43" draw:display-name="Linienspitzen 43" svg:viewBox="0 0 20 20" svg:d="M0 20l10-20 10 20z"/>
    <draw:marker draw:name="Linienspitzen_20_44" draw:display-name="Linienspitzen 44" svg:viewBox="0 0 20 20" svg:d="M0 20l10-20 10 20z"/>
    <draw:marker draw:name="Linienspitzen_20_45" draw:display-name="Linienspitzen 45" svg:viewBox="0 0 20 20" svg:d="M0 20l10-20 10 20z"/>
    <draw:marker draw:name="Linienspitzen_20_46" draw:display-name="Linienspitzen 46" svg:viewBox="0 0 20 20" svg:d="M0 20l10-20 10 20z"/>
    <draw:marker draw:name="Linienspitzen_20_47" draw:display-name="Linienspitzen 47" svg:viewBox="0 0 20 20" svg:d="M0 20l10-20 10 20z"/>
    <draw:marker draw:name="Linienspitzen_20_48" draw:display-name="Linienspitzen 48" svg:viewBox="0 0 20 20" svg:d="M0 20l10-20 10 20z"/>
    <draw:marker draw:name="Linienspitzen_20_49" draw:display-name="Linienspitzen 49" svg:viewBox="0 0 20 20" svg:d="M0 20l10-20 10 20z"/>
    <draw:marker draw:name="Linienspitzen_20_5" draw:display-name="Linienspitzen 5" svg:viewBox="0 0 20 20" svg:d="M0 20l10-20 10 20z"/>
    <draw:marker draw:name="Linienspitzen_20_50" draw:display-name="Linienspitzen 50" svg:viewBox="0 0 20 20" svg:d="M0 20l10-20 10 20z"/>
    <draw:marker draw:name="Linienspitzen_20_51" draw:display-name="Linienspitzen 51" svg:viewBox="0 0 20 20" svg:d="M0 20l10-20 10 20z"/>
    <draw:marker draw:name="Linienspitzen_20_52" draw:display-name="Linienspitzen 52" svg:viewBox="0 0 20 20" svg:d="M0 20l10-20 10 20z"/>
    <draw:marker draw:name="Linienspitzen_20_53" draw:display-name="Linienspitzen 53" svg:viewBox="0 0 20 20" svg:d="M0 20l10-20 10 20z"/>
    <draw:marker draw:name="Linienspitzen_20_54" draw:display-name="Linienspitzen 54" svg:viewBox="0 0 20 20" svg:d="M0 20l10-20 10 20z"/>
    <draw:marker draw:name="Linienspitzen_20_55" draw:display-name="Linienspitzen 55" svg:viewBox="0 0 20 20" svg:d="M0 20l10-20 10 20z"/>
    <draw:marker draw:name="Linienspitzen_20_58" draw:display-name="Linienspitzen 58" svg:viewBox="0 0 20 20" svg:d="M0 20l10-20 10 20z"/>
    <draw:marker draw:name="Linienspitzen_20_59" draw:display-name="Linienspitzen 59" svg:viewBox="0 0 20 20" svg:d="M0 20l10-20 10 20z"/>
    <draw:marker draw:name="Linienspitzen_20_6" draw:display-name="Linienspitzen 6" svg:viewBox="0 0 20 20" svg:d="M0 20l10-20 10 20z"/>
    <draw:marker draw:name="Linienspitzen_20_60" draw:display-name="Linienspitzen 60" svg:viewBox="0 0 20 20" svg:d="M0 20l10-20 10 20z"/>
    <draw:marker draw:name="Linienspitzen_20_61" draw:display-name="Linienspitzen 61" svg:viewBox="0 0 20 20" svg:d="M0 20l10-20 10 20z"/>
    <draw:marker draw:name="Linienspitzen_20_62" draw:display-name="Linienspitzen 62" svg:viewBox="0 0 20 20" svg:d="M0 20l10-20 10 20z"/>
    <draw:marker draw:name="Linienspitzen_20_63" draw:display-name="Linienspitzen 63" svg:viewBox="0 0 20 20" svg:d="M0 20l10-20 10 20z"/>
    <draw:marker draw:name="Linienspitzen_20_64" draw:display-name="Linienspitzen 64" svg:viewBox="0 0 20 20" svg:d="M0 20l10-20 10 20z"/>
    <draw:marker draw:name="Linienspitzen_20_65" draw:display-name="Linienspitzen 65" svg:viewBox="0 0 20 20" svg:d="M0 20l10-20 10 20z"/>
    <draw:marker draw:name="Linienspitzen_20_66" draw:display-name="Linienspitzen 66" svg:viewBox="0 0 20 20" svg:d="M0 20l10-20 10 20z"/>
    <draw:marker draw:name="Linienspitzen_20_67" draw:display-name="Linienspitzen 67" svg:viewBox="0 0 20 20" svg:d="M0 20l10-20 10 20z"/>
    <draw:marker draw:name="Linienspitzen_20_68" draw:display-name="Linienspitzen 68" svg:viewBox="0 0 20 20" svg:d="M0 20l10-20 10 20z"/>
    <draw:marker draw:name="Linienspitzen_20_69" draw:display-name="Linienspitzen 69" svg:viewBox="0 0 20 20" svg:d="M0 20l10-20 10 20z"/>
    <draw:marker draw:name="Linienspitzen_20_7" draw:display-name="Linienspitzen 7" svg:viewBox="0 0 20 20" svg:d="M0 20l10-20 10 20z"/>
    <draw:marker draw:name="Linienspitzen_20_70" draw:display-name="Linienspitzen 70" svg:viewBox="0 0 20 20" svg:d="M0 20l10-20 10 20z"/>
    <draw:marker draw:name="Linienspitzen_20_73" draw:display-name="Linienspitzen 73" svg:viewBox="0 0 20 20" svg:d="M0 20l10-20 10 20z"/>
    <draw:marker draw:name="Linienspitzen_20_74" draw:display-name="Linienspitzen 74" svg:viewBox="0 0 20 20" svg:d="M0 20l10-20 10 20z"/>
    <draw:marker draw:name="Linienspitzen_20_77" draw:display-name="Linienspitzen 77" svg:viewBox="0 0 20 20" svg:d="M0 20l10-20 10 20z"/>
    <draw:marker draw:name="Linienspitzen_20_80" draw:display-name="Linienspitzen 80" svg:viewBox="0 0 20 20" svg:d="M0 20l10-20 10 20z"/>
    <draw:marker draw:name="Linienspitzen_20_82" draw:display-name="Linienspitzen 82" svg:viewBox="0 0 20 20" svg:d="M0 20l10-20 10 20z"/>
    <draw:marker draw:name="Linienspitzen_20_83" draw:display-name="Linienspitzen 83" svg:viewBox="0 0 20 20" svg:d="M0 20l10-20 10 20z"/>
    <draw:marker draw:name="Linienspitzen_20_84" draw:display-name="Linienspitzen 84" svg:viewBox="0 0 20 20" svg:d="M0 20l10-20 10 20z"/>
    <draw:marker draw:name="Linienspitzen_20_85" draw:display-name="Linienspitzen 85" svg:viewBox="0 0 20 20" svg:d="M0 20l10-20 10 20z"/>
    <draw:marker draw:name="Linienspitzen_20_86" draw:display-name="Linienspitzen 86" svg:viewBox="0 0 20 20" svg:d="M0 20l10-20 10 20z"/>
    <draw:marker draw:name="Linienspitzen_20_87" draw:display-name="Linienspitzen 87" svg:viewBox="0 0 20 20" svg:d="M0 20l10-20 10 20z"/>
    <draw:marker draw:name="Linienspitzen_20_89" draw:display-name="Linienspitzen 89" svg:viewBox="0 0 20 20" svg:d="M0 20l10-20 10 20z"/>
    <draw:marker draw:name="Linienspitzen_20_9" draw:display-name="Linienspitzen 9" svg:viewBox="0 0 20 20" svg:d="M0 20l10-20 10 20z"/>
    <draw:marker draw:name="Linienspitzen_20_90" draw:display-name="Linienspitzen 90" svg:viewBox="0 0 20 20" svg:d="M0 20l10-20 10 20z"/>
    <draw:marker draw:name="Linienspitzen_20_91" draw:display-name="Linienspitzen 91" svg:viewBox="0 0 20 20" svg:d="M0 20l10-20 10 20z"/>
    <draw:marker draw:name="Linienspitzen_20_92" draw:display-name="Linienspitzen 92" svg:viewBox="0 0 20 20" svg:d="M0 20l10-20 10 20z"/>
    <draw:marker draw:name="Linienspitzen_20_93" draw:display-name="Linienspitzen 93" svg:viewBox="0 0 20 20" svg:d="M0 20l10-20 10 20z"/>
    <draw:marker draw:name="Linienspitzen_20_94" draw:display-name="Linienspitzen 94" svg:viewBox="0 0 20 20" svg:d="M0 20l10-20 10 20z"/>
    <draw:marker draw:name="Linienspitzen_20_95" draw:display-name="Linienspitzen 95" svg:viewBox="0 0 20 20" svg:d="M0 20l10-20 10 20z"/>
    <draw:marker draw:name="Linienspitzen_20_96" draw:display-name="Linienspitzen 96" svg:viewBox="0 0 20 20" svg:d="M0 20l10-20 10 20z"/>
    <draw:marker draw:name="Linienspitzen_20_99" draw:display-name="Linienspitzen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3:59:46.948530713</meta:creation-date>
    <dc:date>2026-03-17T22:12:27.593872621</dc:date>
    <meta:editing-duration>PT1H27M37S</meta:editing-duration>
    <meta:editing-cycles>20</meta:editing-cycles>
    <meta:generator>LibreOffice/24.2.7.2$Linux_X86_64 LibreOffice_project/420$Build-2</meta:generator>
    <meta:print-date>2025-03-30T23:54:44.955505473</meta:print-date>
    <meta:document-statistic meta:object-count="113"/>
  </office:meta>
</office:document-meta>
</file>